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.B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.do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ase.setDynamicAttribute( String uri , String local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.setTarget( String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